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c0921" officeooo:paragraph-rsid="001c0921" style:font-size-asian="10pt" style:font-size-complex="10pt"/>
    </style:style>
    <style:style style:name="P2" style:family="paragraph" style:parent-style-name="Standard">
      <style:text-properties fo:font-size="10pt" officeooo:rsid="002012fc" officeooo:paragraph-rsid="002012fc" style:font-size-asian="10pt" style:font-size-complex="10pt"/>
    </style:style>
    <style:style style:name="P3" style:family="paragraph" style:parent-style-name="Standard">
      <style:text-properties fo:font-size="10pt" officeooo:rsid="002012fc" officeooo:paragraph-rsid="00356f00" style:font-size-asian="10pt" style:font-size-complex="10pt"/>
    </style:style>
    <style:style style:name="P4" style:family="paragraph" style:parent-style-name="Standard">
      <style:paragraph-properties fo:text-align="start" style:justify-single-word="false"/>
      <style:text-properties fo:font-size="10pt" officeooo:rsid="0032b5b5" officeooo:paragraph-rsid="0032b5b5" style:font-size-asian="10pt" style:font-size-complex="10pt"/>
    </style:style>
    <style:style style:name="P5" style:family="paragraph" style:parent-style-name="Standard">
      <style:paragraph-properties fo:text-align="center" style:justify-single-word="false"/>
      <style:text-properties fo:font-size="10pt" fo:font-weight="bold" officeooo:rsid="00356f00" officeooo:paragraph-rsid="00356f00" style:font-size-asian="10pt" style:font-weight-asian="bold" style:font-size-complex="10pt" style:font-weight-complex="bold"/>
    </style:style>
    <style:style style:name="P6" style:family="paragraph" style:parent-style-name="Standard">
      <style:paragraph-properties fo:margin-left="0in" fo:margin-right="0in" fo:text-align="start" style:justify-single-word="false" fo:text-indent="0in" style:auto-text-indent="false"/>
      <style:text-properties officeooo:paragraph-rsid="00356f00"/>
    </style:style>
    <style:style style:name="P7" style:family="paragraph" style:parent-style-name="Standard">
      <style:paragraph-properties fo:margin-left="0in" fo:margin-right="0in" fo:text-align="start" style:justify-single-word="false" fo:text-indent="0in" style:auto-text-indent="false"/>
      <style:text-properties officeooo:rsid="003941a9" officeooo:paragraph-rsid="003941a9"/>
    </style:style>
    <style:style style:name="P8" style:family="paragraph" style:parent-style-name="Standard">
      <style:paragraph-properties fo:text-align="start" style:justify-single-word="false"/>
      <style:text-properties fo:font-size="10pt" officeooo:rsid="00356f00" officeooo:paragraph-rsid="00356f00" style:font-size-asian="10pt" style:font-size-complex="10pt"/>
    </style:style>
    <style:style style:name="P9" style:family="paragraph" style:parent-style-name="Standard" style:list-style-name="L1">
      <style:text-properties fo:font-size="10pt" officeooo:rsid="001c0921" officeooo:paragraph-rsid="002012fc" style:font-size-asian="10pt" style:font-size-complex="10pt"/>
    </style:style>
    <style:style style:name="P10" style:family="paragraph" style:parent-style-name="Standard">
      <style:paragraph-properties fo:margin-left="0in" fo:margin-right="0in" fo:text-align="start" style:justify-single-word="false" fo:text-indent="0in" style:auto-text-indent="false"/>
      <style:text-properties fo:font-size="10pt" officeooo:rsid="00376cbc" officeooo:paragraph-rsid="00356f00" style:font-size-asian="10pt" style:font-size-complex="10pt"/>
    </style:style>
    <style:style style:name="P11" style:family="paragraph" style:parent-style-name="Standard">
      <style:paragraph-properties fo:margin-left="0in" fo:margin-right="0in" fo:text-align="start" style:justify-single-word="false" fo:text-indent="0in" style:auto-text-indent="false"/>
      <style:text-properties officeooo:paragraph-rsid="00356f00"/>
    </style:style>
    <style:style style:name="T1" style:family="text">
      <style:text-properties fo:font-size="10pt" style:font-size-asian="10pt" style:font-size-complex="10pt"/>
    </style:style>
    <style:style style:name="T2" style:family="text">
      <style:text-properties fo:font-size="10pt" officeooo:rsid="00356f00" style:font-size-asian="10pt" style:font-size-complex="10pt"/>
    </style:style>
    <style:style style:name="T3" style:family="text">
      <style:text-properties fo:font-size="10pt" officeooo:rsid="00376cbc" style:font-size-asian="10pt" style:font-size-complex="10pt"/>
    </style:style>
    <style:style style:name="T4" style:family="text">
      <style:text-properties fo:font-size="10pt" officeooo:rsid="003941a9" style:font-size-asian="10pt" style:font-size-complex="10pt"/>
    </style:style>
    <style:style style:name="T5" style:family="text">
      <style:text-properties fo:font-size="10pt" officeooo:rsid="003a353c" style:font-size-asian="10pt" style:font-size-complex="10pt"/>
    </style:style>
    <style:style style:name="T6" style:family="text">
      <style:text-properties officeooo:rsid="00356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hn Russell Strauss</text:p>
      <text:p text:style-name="P1">902455731</text:p>
      <text:p text:style-name="P3">C<text:span text:style-name="T6">omputational Aesthetics</text:span></text:p>
      <text:p text:style-name="P5">Rhythmic Phasing</text:p>
      <text:p text:style-name="P8"/>
      <text:p text:style-name="P8"><text:tab/>Conjecture: By manipulating the rate of playback of two simultaneously playing rhythms, we can create new and unique rhythms formed by the combination of the two phased rhythms. By procedurally manipulating the rhythms independently, we can create new overall rhythms that would otherwise be extremely difficult for humans to play manually. </text:p>
      <text:p text:style-name="P4"/>
      <text:p text:style-name="P5">Prior Art</text:p>
      <text:p text:style-name="P6"><text:span text:style-name="T2"><text:tab/>Phasing is a music compositional process in which two </text:span><text:span text:style-name="T4">or more</text:span><text:span text:style-name="T2"> rhythms are played simultaneously </text:span><text:span text:style-name="T3">while one of the rhythms is gradually increased or decreased in tempo. This compositional method was popularized by Steve Reich in the 1960’s </text:span><text:span text:style-name="T4">when he began experimenting with tape decks playing back at slightly different speeds</text:span><text:span text:style-name="T3">. The method results in rhythms that begin in unison with each other, gradually become offset and begin to echo each other, then eventually loop back around and become back in unison until they begin to drift apart again or “phase.” </text:span><text:span text:style-name="T4">An example of this technique is shown here: </text:span><text:a xlink:type="simple" xlink:href="https://youtu.be/doJk4yPwJDk?t=550" text:style-name="Internet_20_link" text:visited-style-name="Visited_20_Internet_20_Link"><text:span text:style-name="T4">https://youtu.be/doJk4yPwJDk?t=550</text:span></text:a></text:p>
      <text:p text:style-name="P10"/>
      <text:p text:style-name="P6"><text:span text:style-name="T3"><text:tab/></text:span><text:span text:style-name="T4">The advantage of procedurally composing rhythms using this method is the preciseness and simplicity of altering the playback speed of a given rhythm. For example, to reproduce rhythms with variable offsets, it takes a highly skilled musician to have the precision needed to independently alter his playback speed without </text:span><text:span text:style-name="T5">being affected by the tempo that he is hearing his fellow musician play. </text:span></text:p>
      <text:p text:style-name="P10"/>
      <text:p text:style-name="P7"><text:span text:style-name="T3">I</text:span><text:span text:style-name="T1">mprovements</text:span></text:p>
      <text:p text:style-name="P7"><text:span text:style-name="T1">-</text:span><text:span text:style-name="T5">Longer beats </text:span></text:p>
      <text:p text:style-name="P4"/>
      <text:p text:style-name="P2">References</text:p>
      <text:list xml:id="list2381274900" text:style-name="L1">
        <text:list-item>
          <text:p text:style-name="P9"/>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3T00:13:54.885000000</meta:creation-date>
    <dc:date>2019-11-18T23:03:26.891000000</dc:date>
    <meta:editing-duration>PT5H5M44S</meta:editing-duration>
    <meta:editing-cycles>8</meta:editing-cycles>
    <meta:generator>LibreOffice/6.3.0.4$Windows_X86_64 LibreOffice_project/057fc023c990d676a43019934386b85b21a9ee99</meta:generator>
    <meta:document-statistic meta:table-count="0" meta:image-count="0" meta:object-count="0" meta:page-count="1" meta:paragraph-count="12" meta:word-count="228" meta:character-count="1488" meta:non-whitespace-character-count="1266"/>
  </office:meta>
</office:document-meta>
</file>